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98138" officeooo:paragraph-rsid="00198138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officeooo:rsid="00198138"/>
    </style:style>
    <style:style style:name="T3" style:family="text">
      <style:text-properties officeooo:rsid="001a4e5d"/>
    </style:style>
    <style:style style:name="T4" style:family="text">
      <style:text-properties officeooo:rsid="001a6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ERJ Zona oeste</text:p>
      <text:p text:style-name="P1"/>
      <text:p text:style-name="P1"/>
      <text:p text:style-name="P1"/>
      <text:p text:style-name="P1">Jonatha Salles Menezes</text:p>
      <text:p text:style-name="P2">2211312125</text:p>
      <text:p text:style-name="P1"/>
      <text:p text:style-name="P1"/>
      <text:p text:style-name="P1"/>
      <text:p text:style-name="P1"/>
      <text:p text:style-name="P5"><text:span text:style-name="T2">Lista 0</text:span><text:span text:style-name="T4">1</text:span><text:span text:style-name="T2"> - </text:span>Sistemas de numeração</text:p>
      <text:p text:style-name="P4">Organização de computado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io de Janeiro</text:p>
      <text:p text:style-name="P4">2022</text:p>
      <text:p text:style-name="P4"><text:soft-page-break/></text:p>
      <text:p text:style-name="P4"/>
      <text:p text:style-name="P3">Exercício 1)</text:p>
      <text:p text:style-name="P3"/>
      <text:p text:style-name="P3">A partir do momento que 1 representa a presença de uma corrente elétrica e 0 representa a ausência da mesma, torna-se uma tarefa difícil criar uma série de nuances que represente o restante dos números da base dez; portanto, é mais confiável que possuamos apenas dois estados em nossos computadores que possam formar sequências que se equivalham aos números indo arábicos. Para caracteres e símbolos utiliza-se uma tabela de equivalência específica onde cada código representa um caractere.</text:p>
      <text:p text:style-name="P3"/>
      <text:p text:style-name="P3">Exercício 2)</text:p>
      <text:p text:style-name="P3"/>
      <text:p text:style-name="P6"><text:span text:style-name="Fonte_20_parág._20_padrão"><text:span text:style-name="T1">10 = Θɑ (Teta Alfa)</text:span></text:span></text:p>
      <text:p text:style-name="P3">15 = µɑ (Micro Alfa)</text:p>
      <text:p text:style-name="P6"><text:span text:style-name="Fonte_20_parág._20_padrão"><text:span text:style-name="T1">25 = βɑɑ (Beta Alfa Alfa)</text:span></text:span></text:p>
      <text:p text:style-name="P3">30 = ββɑ (Beta Beta Alfa)</text:p>
      <text:p text:style-name="P3">40 = βµɑ (Beta Micro Alfa)</text:p>
      <text:p text:style-name="P3"/>
      <text:p text:style-name="P3">Exercício 7)</text:p>
      <text:p text:style-name="P3">a)</text:p>
      <text:p text:style-name="P3">2^7 + 2^4 + 2^12 = 23 bits</text:p>
      <text:p text:style-name="P3"/>
      <text:p text:style-name="P3">b)</text:p>
      <text:p text:style-name="P3">Flamengo = 40 milhões</text:p>
      <text:p text:style-name="P3">2^20 = 1M</text:p>
      <text:p text:style-name="P3">2^26 = 64M</text:p>
      <text:p text:style-name="P3">Pelo menos 26 Bits</text:p>
      <text:p text:style-name="P3"/>
      <text:p text:style-name="P3">Exercício 8)</text:p>
      <text:p text:style-name="P3">1 é a presença de eletricidade e 0, a ausência dela. A vantagem desse sistema é a velocidade que um computador pode ler, e não há ambiguidade, pois o sistema binário possui apenas dois valores, completamente opostos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Referências:</text:p>
      <text:p text:style-name="P3"/>
      <text:p text:style-name="P6"><text:span text:style-name="Fonte_20_parág._20_padrão"><text:span text:style-name="T1">Torcida do flamengo: </text:span></text:span><text:a xlink:type="simple" xlink:href="http://www.ninhodanacao.com.br/2019/09/17/e-oficial-flamengo-tem-mais-de-40-milhoes-de-torcedores/" office:target-frame-name="_top" xlink:show="replace" text:style-name="Internet_20_link" text:visited-style-name="Visited_20_Internet_20_Link">É oficial: Flamengo tem mais de 40 milhões de torcedores | Ninho da Nação (ninhodanacao.com.br)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2-07-08T15:16:00Z</meta:creation-date>
    <dc:date>2022-07-15T14:02:54.511000000</dc:date>
    <meta:editing-cycles>6</meta:editing-cycles>
    <meta:editing-duration>PT6M6S</meta:editing-duration>
    <meta:document-statistic meta:table-count="0" meta:image-count="0" meta:object-count="0" meta:page-count="3" meta:paragraph-count="27" meta:word-count="213" meta:character-count="1209" meta:non-whitespace-character-count="1023"/>
    <meta:template xlink:type="simple" xlink:actuate="onRequest" xlink:title="" xlink:href="Normal.dotm"/>
  </office:meta>
</office:document-meta>
</file>